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473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results__discard_seroprotec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train_index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x_difference</text:p>
          </table:table-cell>
          <table:table-cell office:value-type="string" calcext:value-type="string">
            <text:p>('Composite', 'IMMAGE')</text:p>
          </table:table-cell>
          <table:table-cell office:value-type="string" calcext:value-type="string">
            <text:p>('Composite', 'Age')</text:p>
          </table:table-cell>
          <table:table-cell office:value-type="string" calcext:value-type="string">
            <text:p>('Composite', 'Multivariate')</text:p>
          </table:table-cell>
          <table:table-cell office:value-type="string" calcext:value-type="string">
            <text:p>html_pa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2_serotype_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0</text:p>
          </table:table-cell>
          <table:table-cell office:value-type="float" office:value="0.31" calcext:value-type="float">
            <text:p>0.31</text:p>
          </table:table-cell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table:formula="of:=HYPERLINK(&quot;file:///home/yonatan/Documents/projects/vaccines/code/export/GSE52245.SDY1260_IgG2_serotype_A_D30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SE59654.SDY404</text:p>
          </table:table-cell>
          <table:table-cell table:style-name="ce1" office:value-type="string" calcext:value-type="string">
            <text:p>A_Perth_16_20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I.D2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table:formula="of:=HYPERLINK(&quot;file:///home/yonatan/Documents/projects/vaccines/code/export/GSE59654.SDY404_A_Perth_16_2009_HAI.D28_discard_seroprotected.html&quot;; &quot;Link&quot;)" office:value-type="string" office:string-value="Link" calcext:value-type="string">
            <text:p>Link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GSE169159</text:p>
          </table:table-cell>
          <table:table-cell office:value-type="string" calcext:value-type="string">
            <text:p>WT_SARS-CoV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2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0.63" calcext:value-type="float">
            <text:p>0.63</text:p>
          </table:table-cell>
          <table:table-cell table:formula="of:=HYPERLINK(&quot;file:///home/yonatan/Documents/projects/vaccines/code/export/GSE169159_WT_SARS-CoV-2_D42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SE59743.SDY400</text:p>
          </table:table-cell>
          <table:table-cell table:style-name="ce1" office:value-type="string" calcext:value-type="string">
            <text:p>B_Wisonsin_01_20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I.D2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table:formula="of:=HYPERLINK(&quot;file:///home/yonatan/Documents/projects/vaccines/code/export/GSE59743.SDY400_B_Wisonsin_01_2010_HAI.D28_discard_seroprotected.html&quot;; &quot;Link&quot;)" office:value-type="string" office:string-value="Link" calcext:value-type="string">
            <text:p>Link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_serotype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30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office:value-type="float" office:value="0.44" calcext:value-type="float">
            <text:p>0.44</text:p>
          </table:table-cell>
          <table:table-cell office:value-type="float" office:value="0.62" calcext:value-type="float">
            <text:p>0.62</text:p>
          </table:table-cell>
          <table:table-cell table:formula="of:=HYPERLINK(&quot;file:///home/yonatan/Documents/projects/vaccines/code/export/GSE52245.SDY1260_IgG_serotype_C_D30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2_serotype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0</text:p>
          </table:table-cell>
          <table:table-cell office:value-type="float" office:value="0.18" calcext:value-type="float">
            <text:p>0.18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.46" calcext:value-type="float">
            <text:p>0.46</text:p>
          </table:table-cell>
          <table:table-cell table:formula="of:=HYPERLINK(&quot;file:///home/yonatan/Documents/projects/vaccines/code/export/GSE52245.SDY1260_IgG2_serotype_C_D30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54.SDY520</text:p>
          </table:table-cell>
          <table:table-cell office:value-type="string" calcext:value-type="string">
            <text:p>A_California_7_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.D28</text:p>
          </table:table-cell>
          <table:table-cell office:value-type="float" office:value="0.18" calcext:value-type="float">
            <text:p>0.18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HYPERLINK(&quot;file:///home/yonatan/Documents/projects/vaccines/code/export/GSE59654.SDY520_A_California_7_2009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M_serotype_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table:formula="of:=HYPERLINK(&quot;file:///home/yonatan/Documents/projects/vaccines/code/export/GSE52245.SDY1260_IgM_serotype_C_D30_discard_seroprotected.html&quot;; &quot;Link&quot;)" office:value-type="string" office:string-value="Link" calcext:value-type="string">
            <text:p>Link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GSE48023.SDY1276</text:p>
          </table:table-cell>
          <table:table-cell table:style-name="ce1" office:value-type="string" calcext:value-type="string">
            <text:p>A_Brisbane_10_20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AI.D14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table:formula="of:=HYPERLINK(&quot;file:///home/yonatan/Documents/projects/vaccines/code/export/GSE48023.SDY1276_A_Brisbane_10_2007_HAI.D14_discard_seroprotected.html&quot;; &quot;Link&quot;)" office:value-type="string" office:string-value="Link" calcext:value-type="string">
            <text:p>Link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GSE59635.SDY63</text:p>
          </table:table-cell>
          <table:table-cell table:style-name="ce1" office:value-type="string" calcext:value-type="string">
            <text:p>B_Brisbane_60_2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I.D2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table:formula="of:=HYPERLINK(&quot;file:///home/yonatan/Documents/projects/vaccines/code/export/GSE59635.SDY63_B_Brisbane_60_2008_HAI.D28_discard_seroprotected.html&quot;; &quot;Link&quot;)" office:value-type="string" office:string-value="Link" calcext:value-type="string">
            <text:p>Link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GSE59635.SDY63</text:p>
          </table:table-cell>
          <table:table-cell table:style-name="ce1" office:value-type="string" calcext:value-type="string">
            <text:p>A_Perth_16_20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I.D28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table:formula="of:=HYPERLINK(&quot;file:///home/yonatan/Documents/projects/vaccines/code/export/GSE59635.SDY63_A_Perth_16_2009_HAI.D28_discard_seroprotected.html&quot;; &quot;Link&quot;)" office:value-type="string" office:string-value="Link" calcext:value-type="string">
            <text:p>Link</text:p>
          </table:table-cell>
          <table:table-cell table:style-name="ce1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30T11:54:23.548046150</dc:date>
    <meta:editing-duration>PT11M52S</meta:editing-duration>
    <meta:editing-cycles>2</meta:editing-cycles>
    <meta:generator>LibreOffice/7.3.7.2$Linux_X86_64 LibreOffice_project/30$Build-2</meta:generator>
    <meta:document-statistic meta:table-count="1" meta:cell-count="108" meta:object-count="0"/>
  </office:meta>
</office:document-meta>
</file>